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430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oročilo o izvedenih planiranih opravili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jekt</text:p>
          </table:table-cell>
          <table:table-cell table:style-name="ce13" office:value-type="string" calcext:value-type="string">
            <text:p>EDA CEN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znaka plana</text:p>
          </table:table-cell>
          <table:table-cell table:style-name="ce13" office:value-type="string" calcext:value-type="string">
            <text:p>{{ plan_oznaka 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Naziv Plana</text:p>
          </table:table-cell>
          <table:table-cell table:style-name="ce13" office:value-type="string" calcext:value-type="string">
            <text:p>{{ plan_naziv 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dobje</text:p>
          </table:table-cell>
          <table:table-cell table:style-name="ce19" office:value-type="string" calcext:value-type="string">
            <text:p>{{ obdobje_leto }}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Skupina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Planirano opravilo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 table:number-columns-spanned="2" table:number-rows-spanned="1">
            <text:p>Številka delovnega naloga</text:p>
          </table:table-cell>
          <table:covered-table-cell table:style-name="ce20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3" table:number-rows-spanned="1">
            <text:p>{% regroup dn_list by planirano_opravilo_osnova as osnova_list %}{% for osnova in osnova_list %}{{ osnova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{% regroup osnova.list by planirano_opravilo as po_list %}{% for po in po_list %}{{ po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9" office:value-type="string" calcext:value-type="string">
            <text:p>{% for object in po.list %}{{ object.datum_start }}</text:p>
          </table:table-cell>
          <table:table-cell table:style-name="ce17" office:value-type="string" calcext:value-type="string" table:number-columns-spanned="2" table:number-rows-spanned="1">
            <text:p>{{ object.oznaka }}</text:p>
          </table:table-cell>
          <table:covered-table-cell table:style-name="ce16"/>
          <table:table-cell table:number-columns-repeated="1021"/>
        </table:table-row>
        <table:table-row table:style-name="ro1">
          <table:table-cell table:style-name="ce10" office:value-type="string" calcext:value-type="string">
            <text:p>{% endfor %}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12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EDAFM, upravljanje stavb, d.o.o.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2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 table:number-rows-repeated="3">
          <table:table-cell table:style-name="ce14" table:number-columns-repeated="2"/>
          <table:table-cell table:number-columns-repeated="1022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5.1.0.3$Linux_X86_64 LibreOffice_project/</meta:generator>
  </office:meta>
</office:document-meta>
</file>